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20T19:01:20</meta:creation-date>
    <dc:date>2006-03-09T14:28:25</dc:date>
    <dc:language>de-AT</dc:language>
    <meta:editing-cycles>52</meta:editing-cycles>
    <meta:editing-duration>PT8H25M2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97" meta:word-count="446" meta:character-count="2987"/>
  </office:meta>
</office:document-meta>
</file>